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Pictures/200001150000367700002C8C9249A9C8.wm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bel" svg:font-family="Abel, Roboto, Raleway, 'Pontano Sans', Georgia, 'Helvetica Neue', sans-serif, Arial, Helvetica"/>
    <style:font-face style:name="Georgia" svg:font-family="Georgia, serif"/>
    <style:font-face style:name="Verdana" svg:font-family="Verdana, Geneva, sans-serif"/>
    <style:font-face style:name="Al Bayan" svg:font-family="'Al Bayan'" style:font-pitch="variable"/>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nesplus">
      <style:paragraph-properties fo:line-height="100%" fo:text-align="justify" style:justify-single-word="false" fo:orphans="2" fo:widows="2" fo:background-color="#ffffff" style:writing-mode="lr-tb">
        <style:background-image/>
      </style:paragraph-properties>
    </style:style>
    <style:style style:name="P2" style:family="paragraph" style:parent-style-name="linesplus">
      <style:paragraph-properties fo:line-height="100%" fo:text-align="justify" style:justify-single-word="false" fo:orphans="2" fo:widows="2" fo:background-color="#ffffff" style:writing-mode="lr-tb">
        <style:background-image/>
      </style:paragraph-properties>
      <style:text-properties fo:color="#333333" style:font-name="Times New Roman"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P3" style:family="paragraph" style:parent-style-name="linesplus" style:master-page-name="First_20_Page">
      <style:paragraph-properties fo:line-height="100%" fo:text-align="justify" style:justify-single-word="false" fo:orphans="2" fo:widows="2" style:page-number="auto" fo:background-color="#ffffff" style:writing-mode="lr-tb">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1" style:family="text">
      <style:text-properties fo:font-variant="normal" fo:text-transform="none" fo:font-style="normal"/>
    </style:style>
    <style:style style:name="T2" style:family="text">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3" style:family="text">
      <style:text-properties fo:color="#333333"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4" style:family="text">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5" style:family="text">
      <style:text-properties fo:color="#333333" style:font-name="Al Bayan"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6" style:family="text">
      <style:text-properties fo:color="#333333" style:font-name="Times New Roman"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Dear Committee,</text:p>
      <text:p text:style-name="P2"/>
      <text:p text:style-name="P2">I am writing to submit my paper entitled ``Beyond the Signs: Nonparametric Tensor Completion via Sign Series'' for 2021 ICSA student best paper awards. My name is Chanwoo Lee, and I am currently a third-year PhD student advised by Prof. Miaoyan Wang from University of Wisconsin-Madison. M<text:span text:style-name="T1">y research is in the intersection of statistics, machine learning, and optimization, with a particular focus on tensor data analysis. </text:span></text:p>
      <text:p text:style-name="P2"/>
      <text:p text:style-name="P2">Higher-order tensors arise frequently in applications such as recommendation system, neuroimaging, social network analysis, and psychological studies. Our paper presented a nonparametric method for tensor estimation from noisy observations with possibly missing entries. The new method effectively addresses both low- and high-rank signals, while encompassing many existing tensor models--including CP models, Tucker models, single index models--as special cases. Excess risk bounds, estimation error rates, and sample complexities are established. We demonstrate the outperformance of our approach over previous methods on two applications, one on human brain connectivity networks and the other on NeurIPS topic data mining.</text:p>
      <text:p text:style-name="P2"/>
      <text:p text:style-name="P1"><text:span text:style-name="T6">Our method will help the practitioners efficiently analyze tensor datasets in various areas. We release a open-source software package at </text:span><text:a xlink:type="simple" xlink:href="https://cran.r-project.org/web/packages/tensorsign/index.html" text:style-name="Internet_20_link" text:visited-style-name="Visited_20_Internet_20_Link">https://cran.r-project.org/web/packages/tensorsign</text:a><text:span text:style-name="T6">. </text:span></text:p>
      <text:p text:style-name="P1"><text:span text:style-name="T6"/></text:p>
      <text:p text:style-name="P2">We believe our results will be of interest to a very broad readership -- from those interested in new statistical techniques in tensor data to those in neuroimaging and social network analysis. We appreciate your consideration.</text:p>
      <text:p text:style-name="P2"/>
      <text:p text:style-name="P2"/>
      <text:p text:style-name="P2">Sincerely, </text:p>
      <text:p text:style-name="P2"/>
      <text:p text:style-name="P2"><text:tab/><text:tab/><text:tab/><text:tab/><text:tab/><text:tab/><text:tab/></text:p>
      <text:p text:style-name="P2">Chanwoo Lee, </text:p>
      <text:p text:style-name="P2">University of Wisconsin-Madis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bel" svg:font-family="Abel, Roboto, Raleway, 'Pontano Sans', Georgia, 'Helvetica Neue', sans-serif, Arial, Helvetica"/>
    <style:font-face style:name="Georgia" svg:font-family="Georgia, serif"/>
    <style:font-face style:name="Verdana" svg:font-family="Verdana, Geneva, sans-serif"/>
    <style:font-face style:name="Al Bayan" svg:font-family="'Al Bayan'" style:font-pitch="variable"/>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bo" style:country-complex="C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bo" style:country-complex="C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0835in" fo:orphans="2" fo:widows="2" style:writing-mode="lr-tb"/>
      <style:text-properties style:use-window-font-color="true" style:font-name="Times" fo:font-size="12pt" style:font-size-asian="12pt" style:font-name-complex="Times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keep-together="always" fo:keep-with-next="always"/>
      <style:text-properties fo:color="#365f91" style:font-name="Calibri"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0835in" fo:keep-together="always" fo:keep-with-next="always"/>
      <style:text-properties fo:color="#365f91" style:font-name="Calibri" fo:font-size="13pt" style:font-size-asian="13pt" style:font-size-complex="13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line1" style:family="paragraph" style:default-outline-level="" style:list-style-name="">
      <style:paragraph-properties fo:line-height="0.1665in" fo:text-align="center" style:justify-single-word="false" fo:orphans="2" fo:widows="2" style:writing-mode="lr-tb"/>
      <style:text-properties style:use-window-font-color="true" style:font-name="Friz Quadrata" fo:font-size="11pt" fo:letter-spacing="0.0555in" style:font-size-asian="11pt" style:font-name-complex="Friz Quadrata1" style:font-size-complex="11pt" style:language-complex="ar" style:country-complex="SA"/>
    </style:style>
    <style:style style:name="lines_2b_" style:display-name="lines+" style:family="paragraph" style:default-outline-level="" style:list-style-name="">
      <style:paragraph-properties fo:line-height="0.1528in" fo:text-align="center" style:justify-single-word="false" fo:orphans="2" fo:widows="2" style:writing-mode="lr-tb"/>
      <style:text-properties style:use-window-font-color="true" style:font-name="Optima" fo:font-size="9pt" fo:letter-spacing="-0.028in" style:font-size-asian="9pt" style:font-name-complex="Optima1" style:font-size-complex="9pt" style:language-complex="ar" style:country-complex="SA"/>
    </style:style>
    <style:style style:name="linesplus" style:family="paragraph" style:parent-style-name="lines_2b_" style:default-outline-level="" style:list-style-name=""/>
    <style:style style:name="Document_20_Map" style:display-name="Document Map" style:family="paragraph" style:parent-style-name="Standard" style:default-outline-level="" style:list-style-name="">
      <style:text-properties style:font-name="Lucida Grande"/>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style:font-name="Calibri"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style:font-name="Cambria" fo:font-size="11pt" fo:letter-spacing="0.0102in"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ate"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language-asian="zh" style:country-asian="CN" style:font-name-complex="Times New Roman1"/>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fo:font-size="12pt" style:font-size-asian="12pt" style:font-name-complex="Times1"/>
    </style:style>
    <style:style style:name="Footer_20_Char" style:display-name="Footer Char" style:family="text" style:parent-style-name="Default_20_Paragraph_20_Font">
      <style:text-properties style:font-name="Times" fo:font-size="12pt" style:font-size-asian="12pt" style:font-name-complex="Times1"/>
    </style:style>
    <style:style style:name="Document_20_Map_20_Char" style:display-name="Document Map Char" style:family="text" style:parent-style-name="Default_20_Paragraph_20_Font">
      <style:text-properties style:font-name="Lucida Grande" fo:font-size="12pt" style:font-size-asian="12pt" style:font-name-complex="Times1"/>
    </style:style>
    <style:style style:name="Heading_20_1_20_Char" style:display-name="Heading 1 Char" style:family="text" style:parent-style-name="Default_20_Paragraph_20_Font">
      <style:text-properties fo:color="#365f91" style:font-name="Calibri" fo:font-size="16pt" style:font-size-asian="16pt" style:font-size-complex="16pt" style:language-complex="ar" style:country-complex="SA"/>
    </style:style>
    <style:style style:name="Heading_20_2_20_Char" style:display-name="Heading 2 Char" style:family="text" style:parent-style-name="Default_20_Paragraph_20_Font">
      <style:text-properties fo:color="#365f91" style:font-name="Calibri" fo:font-size="13pt" style:font-size-asian="13pt" style:font-size-complex="13pt" style:language-complex="ar" style:country-complex="SA"/>
    </style:style>
    <style:style style:name="Title_20_Char" style:display-name="Title Char" style:family="text" style:parent-style-name="Default_20_Paragraph_20_Font">
      <style:text-properties style:font-name="Calibri" fo:font-size="28pt" fo:letter-spacing="-0.0071in" style:letter-kerning="true" style:font-size-asian="28pt" style:font-size-complex="28pt" style:language-complex="ar" style:country-complex="SA"/>
    </style:style>
    <style:style style:name="Subtitle_20_Char" style:display-name="Subtitle Char" style:family="text" style:parent-style-name="Default_20_Paragraph_20_Font">
      <style:text-properties fo:color="#5a5a5a" style:font-name="Cambria" fo:font-size="11pt" fo:letter-spacing="0.0102in" style:font-size-asian="11pt" style:font-size-complex="11pt" style:language-complex="ar" style:country-complex="SA"/>
    </style:style>
    <style:style style:name="apple-converted-space" style:family="text" style:parent-style-name="Default_20_Paragraph_20_Font"/>
    <style:style style:name="Date_20_Char" style:display-name="Date Char" style:family="text" style:parent-style-name="Default_20_Paragraph_20_Font">
      <style:text-properties style:font-name="Times" fo:font-size="12pt" style:font-size-asian="12pt" style:font-name-complex="Times1" style:font-size-complex="12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tab/><draw:frame draw:style-name="Mfr1" draw:name="graphics1" text:anchor-type="as-char" svg:y="-2.161in" svg:width="2.8898in" svg:height="2.3598in" draw:z-index="0"><draw:image xlink:href="Pictures/200001150000367700002C8C9249A9C8.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Microsoft Office User</meta:initial-creator>
    <dc:creator>Miaoyan Wang</dc:creator>
    <meta:editing-cycles>17</meta:editing-cycles>
    <meta:print-date>2020-09-22T13:55:59</meta:print-date>
    <meta:creation-date>2019-08-17T01:27:00</meta:creation-date>
    <dc:date>2021-04-01T13:24:54</dc:date>
    <meta:editing-duration>PT23M7S</meta:editing-duration>
    <meta:generator>OpenOffice/4.1.5$Unix OpenOffice.org_project/415m1$Build-9789</meta:generator>
    <meta:printed-by>Miaoyan Wang</meta:printed-by>
    <meta:document-statistic meta:table-count="0" meta:image-count="1" meta:object-count="0" meta:page-count="1" meta:paragraph-count="10" meta:word-count="229" meta:character-count="1645"/>
    <meta:user-defined meta:name="AppVersion">16.0000</meta:user-defined>
    <meta:user-defined meta:name="Company">UW Pub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W_ltr_4c_headers.dotx" xlink:href=""/>
  </office:meta>
</office:document-meta>
</file>